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fe768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0fe768"/>
    </style:style>
    <style:style style:name="T2" style:family="text">
      <style:text-properties fo:font-weight="bold" officeooo:rsid="000fe76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fe76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Three.js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assets/ <text:s text:c="17"/># Asset files (3D models, textures, images, etc.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src/ <text:s text:c="20"/># Source code files</text:span></text:p>
      <text:p text:style-name="Preformatted_20_Text"><text:span text:style-name="Source_20_Text">│ <text:s text:c="2"/>├── components/ <text:s text:c="9"/># Components (custom components or utilities)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├── scenes/ <text:s text:c="13"/># Scene files (individual scenes or scenes components)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├── shaders/ <text:s text:c="12"/># Shader files (custom shaders)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├── styles/ <text:s text:c="13"/># CSS or stylesheets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├── utils/ <text:s text:c="14"/># Utility scripts or libraries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└── index.js <text:s text:c="12"/># Main JavaScript entry point</text:span></text:p>
      <text:p text:style-name="Preformatted_20_Text"><text:span text:style-name="Source_20_Text">│</text:span></text:p>
      <text:p text:style-name="Preformatted_20_Text"><text:span text:style-name="Source_20_Text">├── examples/ <text:s text:c="15"/># Example files or demos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build/ <text:s text:c="18"/># Build output (compiled files, bundled assets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.gitignore <text:s text:c="14"/># Git ignore file</text:span></text:p>
      <text:p text:style-name="Preformatted_20_Text"><text:span text:style-name="Source_20_Text">│</text:span></text:p>
      <text:p text:style-name="Preformatted_20_Text"><text:span text:style-name="Source_20_Text">├── package.json <text:s text:c="12"/># npm package configuration file</text:span></text:p>
      <text:p text:style-name="Preformatted_20_Text"><text:span text:style-name="Source_20_Text">│</text:span></text:p>
      <text:p text:style-name="Preformatted_20_Text"><text:span text:style-name="Source_20_Text">├── README.md <text:s text:c="15"/># Project README file</text:span></text:p>
      <text:p text:style-name="Preformatted_20_Text"><text:span text:style-name="Source_20_Text">│</text:span></text:p>
      <text:p text:style-name="P1"><text:span text:style-name="Source_20_Text">└── LICENSE <text:s text:c="17"/># License file (e.g., MIT, Apache)</text:span></text:p>
      <text:p text:style-name="Text_20_body">In this structure:</text:p>
      <text:list text:style-name="L3">
        <text:list-item>
          <text:p text:style-name="P5"><text:span text:style-name="Source_20_Text">assets/</text:span> directory contains asset files such as 3D models, textures, images, etc. These assets are used in the Three.js scenes.</text:p>
        </text:list-item>
        <text:list-item>
          <text:p text:style-name="P5"><text:span text:style-name="Source_20_Text">src/</text:span> directory contains the source code of the project, organized into components, scenes, shaders, styles, and utility scripts.</text:p>
          <text:list>
            <text:list-item>
              <text:p text:style-name="P5"><text:span text:style-name="Source_20_Text">components/</text:span> directory holds custom components or utilities used in the project.</text:p>
            </text:list-item>
            <text:list-item>
              <text:p text:style-name="P5"><text:span text:style-name="Source_20_Text">scenes/</text:span> directory contains individual scene files or scene components, which define the 3D scenes rendered using Three.js.</text:p>
            </text:list-item>
            <text:list-item>
              <text:p text:style-name="P5"><text:span text:style-name="Source_20_Text">shaders/</text:span> directory holds custom shader files used for materials or effects.</text:p>
            </text:list-item>
            <text:list-item>
              <text:p text:style-name="P5"><text:span text:style-name="Source_20_Text">styles/</text:span> directory contains CSS or stylesheets for styling the HTML elements of the project.</text:p>
            </text:list-item>
            <text:list-item>
              <text:p text:style-name="P5"><text:span text:style-name="Source_20_Text">utils/</text:span> directory contains utility scripts or libraries used in the project.</text:p>
            </text:list-item>
            <text:list-item>
              <text:p text:style-name="P5"><text:span text:style-name="Source_20_Text">index.js</text:span> is the main JavaScript entry point that initializes the Three.js scenes and components.</text:p>
            </text:list-item>
          </text:list>
        </text:list-item>
        <text:list-item>
          <text:p text:style-name="P5"><text:soft-page-break/><text:span text:style-name="Source_20_Text">examples/</text:span> directory contains example files or demos showcasing different features or capabilities of the project.</text:p>
        </text:list-item>
        <text:list-item>
          <text:p text:style-name="P5"><text:span text:style-name="Source_20_Text">build/</text:span> directory holds build output, including compiled files and bundled assets, generated during the build process.</text:p>
        </text:list-item>
        <text:list-item>
          <text:p text:style-name="P5"><text:span text:style-name="Source_20_Text">.gitignore</text:span> is a file used by Git to determine which files and directories to ignore.</text:p>
        </text:list-item>
        <text:list-item>
          <text:p text:style-name="P5"><text:span text:style-name="Source_20_Text">package.json</text:span> is an npm package configuration file where you specify project dependencies, scripts, and other settings.</text:p>
        </text:list-item>
        <text:list-item>
          <text:p text:style-name="P5"><text:span text:style-name="Source_20_Text">README.md</text:span> is a markdown file providing information about the project.</text:p>
        </text:list-item>
        <text:list-item>
          <text:p text:style-name="P4"><text:span text:style-name="Source_20_Text">LICENSE</text:span> is a file specifying the project's license terms.</text:p>
        </text:list-item>
      </text:list>
      <text:p text:style-name="Preformatted_20_Text"><text:span text:style-name="Source_20_Text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18:15.046347177</meta:creation-date>
    <dc:date>2024-04-07T14:20:48.379285447</dc:date>
    <meta:editing-duration>PT2M33S</meta:editing-duration>
    <meta:editing-cycles>1</meta:editing-cycles>
    <meta:document-statistic meta:table-count="0" meta:image-count="0" meta:object-count="0" meta:page-count="2" meta:paragraph-count="47" meta:word-count="365" meta:character-count="2397" meta:non-whitespace-character-count="1854"/>
    <meta:generator>LibreOffice/7.6.6.3$Linux_X86_64 LibreOffice_project/60$Build-3</meta:generator>
  </office:meta>
</office:document-meta>
</file>